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d534" officeooo:paragraph-rsid="0002d5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trying to understand mqtt binary sensor “Became unavailable” Logbook entries that I see happening at the same time for all 3 binary sensor entities among 10 entities being published to an MQTT broker via a paho.mqtt client in a python script. For each of these logs the binary sensor is correctly logged 2 seconds after the “Became unavailable” log. <text:s/>The “Became unavailable” log entries are sporatic.</text:p>
      <text:p text:style-name="P1"/>
      <text:p text:style-name="P1">Part of problem is I do not fully understand the HA availability mechanism. I assume HA is not polling. I have the HA MQTT binary sensor configuration.yaml outlining availability. For example:</text:p>
      <text:p text:style-name="P1"/>
      <text:p text:style-name="Preformatted_20_Text">binary_sensor:</text:p>
      <text:p text:style-name="Preformatted_20_Text"><text:s/>- name: "pizero-z01-garage_door-State"</text:p>
      <text:p text:style-name="Preformatted_20_Text"><text:s text:c="3"/>unique_id: "pizero-z01-garage_door-State"</text:p>
      <text:p text:style-name="Preformatted_20_Text"><text:s text:c="3"/>state_topic: "homeassistant/garage/garage_door"</text:p>
      <text:p text:style-name="Preformatted_20_Text"><text:s text:c="3"/>value_template: "{{ value_json.garage_door }}"</text:p>
      <text:p text:style-name="Preformatted_20_Text"><text:s text:c="3"/>payload_on: "open"</text:p>
      <text:p text:style-name="Preformatted_20_Text"><text:s text:c="3"/>payload_off: "closed"</text:p>
      <text:p text:style-name="Preformatted_20_Text"><text:s text:c="3"/>device_class: "opening"</text:p>
      <text:p text:style-name="Preformatted_20_Text"><text:s text:c="3"/>availability_topic: "homeassistant/garage/availability"</text:p>
      <text:p text:style-name="Preformatted_20_Text"><text:s text:c="3"/>payload_available: "online"</text:p>
      <text:p text:style-name="Preformatted_20_Text"><text:s text:c="3"/>payload_not_available: "offline"</text:p>
      <text:p text:style-name="Preformatted_20_Text"><text:s text:c="3"/>qos: 0</text:p>
      <text:p text:style-name="Standard"/>
      <text:p text:style-name="P1">I also have the paho.mqtt client explicitly publishing “online” availability at first “CONNACK”, at every binary sensor state change, and also at every entity data push interval which are scheduled every 60 to 90 seconds depending on the information source. The “retain” is the default False. The only paho “offline” publish is being set in the client’s last will and testament to be sent to the defined availability_topic. Its “retain” is true.</text:p>
      <text:p text:style-name="P1"/>
      <text:p text:style-name="P1">I do not see “offline” <text:s/>for the availability_topic when using MQTT Explorer to monitor the mqtt traffic except when restarting the service that runs the python script. However, I have not been able to compare the MQTT Explorer logs over the same time period as the HA log entries.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1:47:40.019387084</meta:creation-date>
    <dc:date>2024-02-10T13:08:01.024302452</dc:date>
    <meta:editing-duration>PT1H20M21S</meta:editing-duration>
    <meta:editing-cycles>1</meta:editing-cycles>
    <meta:document-statistic meta:table-count="0" meta:image-count="0" meta:object-count="0" meta:page-count="1" meta:paragraph-count="16" meta:word-count="246" meta:character-count="1723" meta:non-whitespace-character-count="1459"/>
    <meta:generator>LibreOffice/7.6.2.1$MacOSX_X86_64 LibreOffice_project/56f7684011345957bbf33a7ee678afaf4d2ba333</meta:generator>
  </office:meta>
</office:document-meta>
</file>